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8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763481847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174738247453969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74738679814299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94473649776192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mnet</text:p>
          </table:table-cell>
        </table:table-row>
        <table:table-row table:style-name="TableLine94473649776192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94473649776192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0-18 17:47:33.878782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94473649776192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0-18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94473649776192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94473649776192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94473649776192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712792838752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mnet</text:p>
          </table:table-cell>
        </table:table-row>
        <table:table-row table:style-name="TableLine140712792838752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712792838752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0-18 17:47:33.878782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712792838752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0-18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712792838752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40712792838752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712792838752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174737683483522" text:continue-numbering="true" text:style-name="List_20_1">
        <text:list-item>
          <text:p text:style-name="BulletsLevel1">Lista simle</text:p>
        </text:list-item>
      </text:list>
      <text:list xml:id="list347309784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74739019513405" text:continue-list="list174737683483522" text:style-name="List_20_1">
        <text:list-item>
          <text:p text:style-name="BulletsLevel1">Lista simle</text:p>
        </text:list-item>
      </text:list>
      <text:list xml:id="list174737292815636" text:continue-list="list347309784" text:style-name="List_20_2">
        <text:list-item>
          <text:p text:style-name="BulletsLevel2">Lista simle</text:p>
        </text:list-item>
      </text:list>
      <text:list xml:id="list174738226172192" text:continue-list="list174739019513405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8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8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8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>This paragraph was set after replacement.</text:p>
      <text:p text:style-name="P3">This paragraph was set after a page break.</text:p>
      <text:p text:style-name="P4">This paragraph was set after a page break with Landscape style.</text:p>
      <text:p text:style-name="Standard"/>
      <text:h text:style-name="P1" text:outline-level="1">ODS</text:h>
      <text:h text:style-name="Heading_20_2" text:outline-level="2">ODS 'Hello World' example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7:47:31</meta:creation-date>
    <meta:generator>LibreOffice/7.1.6.2.0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8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18T17:47:36.850955075</dc:date>
    <dc:title>Documentación de UnoGenerator</dc:title>
    <meta:document-statistic meta:table-count="2" meta:image-count="106" meta:object-count="0" meta:page-count="7" meta:paragraph-count="92" meta:word-count="550" meta:character-count="3612" meta:non-whitespace-character-count="3151"/>
  </office:meta>
</office:document-meta>
</file>